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miri" svg:font-family="Amiri"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22cm"/>
    </style:style>
    <style:style style:name="co2" style:family="table-column">
      <style:table-column-properties fo:break-before="auto" style:column-width="2.94cm"/>
    </style:style>
    <style:style style:name="co3" style:family="table-column">
      <style:table-column-properties fo:break-before="auto" style:column-width="5.745cm"/>
    </style:style>
    <style:style style:name="co4" style:family="table-column">
      <style:table-column-properties fo:break-before="auto" style:column-width="3.321cm"/>
    </style:style>
    <style:style style:name="co5" style:family="table-column">
      <style:table-column-properties fo:break-before="auto" style:column-width="14.432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2.106cm" fo:break-before="auto" style:use-optimal-row-height="true"/>
    </style:style>
    <style:style style:name="ro4" style:family="table-row">
      <style:table-row-properties style:row-height="2.448cm" fo:break-before="auto" style:use-optimal-row-height="true"/>
    </style:style>
    <style:style style:name="ro5" style:family="table-row">
      <style:table-row-properties style:row-height="1.42cm" fo:break-before="auto" style:use-optimal-row-height="true"/>
    </style:style>
    <style:style style:name="ro6" style:family="table-row">
      <style:table-row-properties style:row-height="1.762cm" fo:break-before="auto" style:use-optimal-row-height="true"/>
    </style:style>
    <style:style style:name="ro7" style:family="table-row">
      <style:table-row-properties style:row-height="3.475cm" fo:break-before="auto" style:use-optimal-row-height="true"/>
    </style:style>
    <style:style style:name="ro8" style:family="table-row">
      <style:table-row-properties style:row-height="2.263cm" fo:break-before="auto" style:use-optimal-row-height="true"/>
    </style:style>
    <style:style style:name="ro9" style:family="table-row">
      <style:table-row-properties style:row-height="1.157cm" fo:break-before="auto" style:use-optimal-row-height="true"/>
    </style:style>
    <style:style style:name="ro10" style:family="table-row">
      <style:table-row-properties style:row-height="1.868cm" fo:break-before="auto" style:use-optimal-row-height="true"/>
    </style:style>
    <style:style style:name="ro11" style:family="table-row">
      <style:table-row-properties style:row-height="3.526cm" fo:break-before="auto" style:use-optimal-row-height="true"/>
    </style:style>
    <style:style style:name="ro12" style:family="table-row">
      <style:table-row-properties style:row-height="4.501cm" fo:break-before="auto" style:use-optimal-row-height="true"/>
    </style:style>
    <style:style style:name="ro13" style:family="table-row">
      <style:table-row-properties style:row-height="8.661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133cm" fo:break-before="auto" style:use-optimal-row-height="true"/>
    </style:style>
    <style:style style:name="ro16" style:family="table-row">
      <style:table-row-properties style:row-height="16.268cm" fo:break-before="auto" style:use-optimal-row-height="true"/>
    </style:style>
    <style:style style:name="ro17" style:family="table-row">
      <style:table-row-properties style:row-height="5.87cm" fo:break-before="auto" style:use-optimal-row-height="true"/>
    </style:style>
    <style:style style:name="ro18" style:family="table-row">
      <style:table-row-properties style:row-height="7.87cm" fo:break-before="auto" style:use-optimal-row-height="true"/>
    </style:style>
    <style:style style:name="ro19" style:family="table-row">
      <style:table-row-properties style:row-height="5.844cm" fo:break-before="auto" style:use-optimal-row-height="false"/>
    </style:style>
    <style:style style:name="ro20" style:family="table-row">
      <style:table-row-properties style:row-height="8.9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5" style:family="table-cell" style:parent-style-name="Default">
      <style:table-cell-properties style:text-align-source="value-type" style:repeat-content="false" fo:wrap-option="wrap" style:vertical-align="automatic"/>
      <style:paragraph-properties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b2b2b2"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7" style:family="table-cell" style:parent-style-name="Default">
      <style:table-cell-properties fo:background-color="#cccccc" style:text-align-source="value-type" style:repeat-content="false" fo:wrap-option="wrap" fo:border="0.74pt solid #000000" style:vertical-align="automatic"/>
      <style:paragraph-properties fo:margin-left="0cm"/>
      <style:text-properties fo:font-size="14pt" fo:font-weight="bold" style:font-size-asian="14pt" style:font-weight-asian="bold" style:font-size-complex="14pt" style:font-weight-complex="bold"/>
    </style:style>
    <style:style style:name="ce38" style:family="table-cell" style:parent-style-name="Default">
      <style:table-cell-properties style:text-align-source="value-type" style:repeat-content="false" fo:wrap-option="wrap" style:vertical-align="automatic"/>
      <style:paragraph-properties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wrap" fo:border="0.74pt solid #000000" style:vertical-align="automatic"/>
      <style:paragraph-properties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41" style:family="table-cell" style:parent-style-name="Default">
      <style:table-cell-properties style:text-align-source="value-type" style:repeat-content="false" fo:wrap-option="wrap" style:vertical-align="automatic"/>
      <style:paragraph-properties fo:margin-left="0cm"/>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style:style>
    <style:style style:name="ce4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Bahnschrift" fo:font-size="8pt" style:font-size-asian="8pt" style:font-size-complex="8pt"/>
    </style:style>
    <style:style style:name="ce53"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style:font-name="Bahnschrift"/>
    </style:style>
    <style:style style:name="ce55"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middle"/>
      <style:text-properties style:use-window-font-color="true" style:text-outline="false" style:text-line-through-style="none" style:text-line-through-type="none" style:font-name="Bahnschrift"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style:font-name="Bahnschrift"/>
    </style:style>
    <style:style style:name="ce59"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Bahnschrift"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ce65" style:family="table-cell" style:parent-style-name="Default">
      <style:table-cell-properties fo:background-color="#ff0000"/>
      <style:text-properties fo:color="#000000"/>
    </style:style>
    <style:style style:name="ce66" style:family="table-cell" style:parent-style-name="Default">
      <style:table-cell-properties style:vertical-align="middle"/>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41"/>
        <table:table-column table:style-name="co4" table:default-cell-style-name="ce5"/>
        <table:table-column table:style-name="co5" table:default-cell-style-name="ce47"/>
        <table:table-column table:style-name="co6" table:default-cell-style-name="ce47"/>
        <table:table-column table:style-name="co7" table:number-columns-repeated="16378"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34" office:value-type="string" calcext:value-type="string">
            <text:p>email</text:p>
          </table:table-cell>
          <table:table-cell table:style-name="ce1" office:value-type="string" calcext:value-type="string">
            <text:p>Phone</text:p>
          </table:table-cell>
          <table:table-cell table:style-name="ce44" office:value-type="string" calcext:value-type="string">
            <text:p>Surch</text:p>
          </table:table-cell>
          <table:table-cell table:style-name="ce44" office:value-type="string" calcext:value-type="string">
            <text:p>Offer</text:p>
          </table:table-cell>
          <table:table-cell table:number-columns-repeated="16378"/>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34"/>
          <table:table-cell table:style-name="ce1"/>
          <table:table-cell table:style-name="ce4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number-columns-repeated="16378"/>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34"/>
          <table:table-cell table:style-name="ce1"/>
          <table:table-cell table:style-name="ce4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4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61"/>
          <table:table-cell table:number-columns-repeated="16377"/>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34"/>
          <table:table-cell table:style-name="ce1"/>
          <table:table-cell table:style-name="ce45" office:value-type="string" calcext:value-type="string">
            <text:p>What do you charge </text:p>
          </table:table-cell>
          <table:table-cell table:style-name="ce45" office:value-type="string" calcext:value-type="string">
            <text:p>30 dollars per hour </text:p>
          </table:table-cell>
          <table:table-cell table:style-name="ce61"/>
          <table:table-cell table:number-columns-repeated="16377"/>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34"/>
          <table:table-cell table:style-name="ce13" office:value-type="string" calcext:value-type="string">
            <text:p>330 5026911 </text:p>
          </table:table-cell>
          <table:table-cell table:style-name="ce4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4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cell table:number-columns-repeated="16377"/>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34"/>
          <table:table-cell table:style-name="ce1"/>
          <table:table-cell table:style-name="ce4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45" office:value-type="string" calcext:value-type="string">
            <text:p>Send me pictures. Do you want cleaning? Do you just want to organize the room?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34"/>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61"/>
          <table:table-cell table:number-columns-repeated="16377"/>
        </table:table-row>
        <table:table-row table:style-name="ro6">
          <table:table-cell table:style-name="ce2" office:value-type="date" office:date-value="2023-02-04" calcext:value-type="date">
            <text:p>04/02/23</text:p>
          </table:table-cell>
          <table:table-cell table:style-name="ce1" office:value-type="string" calcext:value-type="string">
            <text:p>Sohir Roston</text:p>
          </table:table-cell>
          <table:table-cell table:style-name="ce34"/>
          <table:table-cell table:style-name="ce13" office:value-type="float" office:value="3307164009" calcext:value-type="float">
            <text:p>3307164009</text:p>
          </table:table-cell>
          <table:table-cell table:style-name="ce45" office:value-type="string" calcext:value-type="string">
            <text:p>I will work with you, I want deep cleaning, are you going to be working by yourself or someone with you …….IRON…<text:span text:style-name="T3"> </text:span></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cell table:number-columns-repeated="16377"/>
        </table:table-row>
        <table:table-row table:style-name="ro5">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34"/>
          <table:table-cell table:style-name="ce1"/>
          <table:table-cell/>
          <table:table-cell table:style-name="ce45" office:value-type="string" calcext:value-type="string">
            <text:p>$ 5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34"/>
          <table:table-cell table:style-name="ce1"/>
          <table:table-cell table:style-name="ce46" office:value-type="string" calcext:value-type="string">
            <text:p>What do you charge </text:p>
          </table:table-cell>
          <table:table-cell table:style-name="ce4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number-columns-repeated="16378"/>
        </table:table-row>
        <table:table-row table:style-name="ro6">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34"/>
          <table:table-cell table:style-name="ce1"/>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number-columns-repeated="16378"/>
        </table:table-row>
        <table:table-row table:style-name="ro5">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34"/>
          <table:table-cell table:style-name="ce1"/>
          <table:table-cell table:style-name="ce48" office:value-type="string" calcext:value-type="string">
            <text:p>What’s your prices </text:p>
          </table:table-cell>
          <table:table-cell table:style-name="ce45" office:value-type="string" calcext:value-type="string">
            <text:p>Estimated minimum price: $200 (Maintenance cleaning) Displacement: $20 are charged Cleaning products and vacuum cleaner: are not included in the price. </text:p>
          </table:table-cell>
          <table:table-cell table:number-columns-repeated="16378"/>
        </table:table-row>
        <table:table-row table:style-name="ro7">
          <table:table-cell table:style-name="ce2" office:value-type="date" office:date-value="2023-02-23" calcext:value-type="date">
            <text:p>23/02/23</text:p>
          </table:table-cell>
          <table:table-cell table:style-name="ce1" office:value-type="string" calcext:value-type="string">
            <text:p>Brenda B</text:p>
          </table:table-cell>
          <table:table-cell table:style-name="ce34"/>
          <table:table-cell table:style-name="ce1"/>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4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number-columns-repeated="16378"/>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34"/>
          <table:table-cell table:style-name="ce1"/>
          <table:table-cell office:value-type="string" calcext:value-type="string">
            <text:p>would like to know more about your service and do you have any references-------I have a 3 bedroom house that I would liked cleaned every 2 to 3 weeks</text:p>
          </table:table-cell>
          <table:table-cell table:style-name="ce45" office:value-type="string" calcext:value-type="string">
            <text:p>My approximate fee is $200 I also have to calculate the trip. Displacement: 20 dollars is charged from 10 minutes of displacement.</text:p>
          </table:table-cell>
          <table:table-cell table:style-name="ce51"/>
          <table:table-cell table:number-columns-repeated="16377"/>
        </table:table-row>
        <table:table-row table:style-name="ro5">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34"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46" office:value-type="string" calcext:value-type="string">
            <text:p>Estimated prices $ 200 To be honest, I cannot give you a price for work done, without knowing what you need. Displacement: $20 is charged from 10 minutes of displacement. </text:p>
          </table:table-cell>
          <table:table-cell table:number-columns-repeated="16378"/>
        </table:table-row>
        <table:table-row table:style-name="ro9">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35"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45" office:value-type="string" calcext:value-type="string">
            <text:p>My budget is $200 once a fortnight if you are near zip code 44483. Cleaning products and vacuuming are not included. </text:p>
          </table:table-cell>
          <table:table-cell table:number-columns-repeated="16378"/>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34"/>
          <table:table-cell table:style-name="ce1"/>
          <table:table-cell table:style-name="ce48"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45" office:value-type="string" calcext:value-type="string">
            <text:p>I can be 5hs for 200$ plus 20$ for travel. I am an expert in deep cleaning. </text:p>
          </table:table-cell>
          <table:table-cell table:number-columns-repeated="16378"/>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34"/>
          <table:table-cell table:style-name="ce1" office:value-type="float" office:value="3305405721" calcext:value-type="float">
            <text:p>3305405721</text:p>
          </table:table-cell>
          <table:table-cell table:style-name="ce52"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52"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number-columns-repeated="16378"/>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34"/>
          <table:table-cell table:style-name="ce1"/>
          <table:table-cell table:style-name="ce48"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number-columns-repeated="16378"/>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36"/>
          <table:table-cell table:style-name="ce10"/>
          <table:table-cell table:style-name="ce53"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8"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number-columns-repeated="16378"/>
        </table:table-row>
        <table:table-row table:style-name="ro14">
          <table:table-cell table:style-name="ce4"/>
          <table:table-cell table:style-name="ce4" office:value-type="string" calcext:value-type="string">
            <text:p>Jo Anna Dummel- Tiene un anticuario</text:p>
          </table:table-cell>
          <table:table-cell table:style-name="ce37"/>
          <table:table-cell table:style-name="ce4"/>
          <table:table-cell table:style-name="ce54" office:value-type="string" calcext:value-type="string">
            <text:p>Can u send me pics of your organizing. How much do u charge?</text:p>
          </table:table-cell>
          <table:table-cell table:style-name="ce59"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number-columns-repeated="16378"/>
        </table:table-row>
        <table:table-row table:style-name="ro15">
          <table:table-cell table:style-name="ce2" office:value-type="date" office:date-value="2023-03-24" calcext:value-type="date">
            <text:p>24/03/23</text:p>
          </table:table-cell>
          <table:table-cell table:style-name="ce1" office:value-type="string" calcext:value-type="string">
            <text:p>Greg sed</text:p>
          </table:table-cell>
          <table:table-cell table:style-name="ce34"/>
          <table:table-cell table:style-name="ce1"/>
          <table:table-cell table:style-name="ce48" office:value-type="string" calcext:value-type="string">
            <text:p>What all kind of services do you offer.<text:span text:style-name="T6">----</text:span>-I.might be interested in home cleaning you offer. What all do u offer during that time</text:p>
          </table:table-cell>
          <table:table-cell table:style-name="ce60"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number-columns-repeated="16378"/>
        </table:table-row>
        <table:table-row table:style-name="ro16">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38"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style-name="ce61"/>
          <table:table-cell table:number-columns-repeated="16377"/>
        </table:table-row>
        <table:table-row table:style-name="ro17">
          <table:table-cell table:style-name="ce1" office:value-type="string" calcext:value-type="string">
            <text:p>Victoria Demagall</text:p>
          </table:table-cell>
          <table:table-cell table:style-name="ce1" office:value-type="string" calcext:value-type="string">
            <text:p>04/29/23</text:p>
          </table:table-cell>
          <table:table-cell table:style-name="ce39" office:value-type="string" calcext:value-type="string">
            <text:p>Vienna, Avalon Creek</text:p>
          </table:table-cell>
          <table:table-cell table:style-name="ce1"/>
          <table:table-cell table:style-name="ce55"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6"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number-columns-repeated="16378"/>
        </table:table-row>
        <table:table-row table:style-name="ro18">
          <table:table-cell table:style-name="ce1" office:value-type="string" calcext:value-type="string">
            <text:p>Barbara Gill</text:p>
          </table:table-cell>
          <table:table-cell table:style-name="ce1" office:value-type="string" calcext:value-type="string">
            <text:p><text:span text:style-name="T2">06/05/</text:span>23</text:p>
          </table:table-cell>
          <table:table-cell table:style-name="ce34"/>
          <table:table-cell table:style-name="ce1"/>
          <table:table-cell table:style-name="ce56"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52"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style-name="ce65"/>
          <table:table-cell table:number-columns-repeated="16377"/>
        </table:table-row>
        <table:table-row table:style-name="ro19">
          <table:table-cell table:style-name="ce1" office:value-type="string" calcext:value-type="string">
            <text:p>Sherry Gordon </text:p>
          </table:table-cell>
          <table:table-cell table:style-name="ce1" office:value-type="string" calcext:value-type="string">
            <text:p>05/21/23</text:p>
          </table:table-cell>
          <table:table-cell table:style-name="ce34" office:value-type="string" calcext:value-type="string">
            <text:p><text:span text:style-name="T1">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cell table:number-columns-repeated="16377"/>
        </table:table-row>
        <table:table-row table:style-name="ro17">
          <table:table-cell table:style-name="ce1" office:value-type="string" calcext:value-type="string">
            <text:p>Greta Baker</text:p>
          </table:table-cell>
          <table:table-cell table:style-name="ce1" office:value-type="string" calcext:value-type="string">
            <text:p>05/21/23</text:p>
          </table:table-cell>
          <table:table-cell table:style-name="ce34"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cell table:number-columns-repeated="16377"/>
        </table:table-row>
        <table:table-row table:style-name="ro20">
          <table:table-cell table:style-name="ce1" office:value-type="string" calcext:value-type="string">
            <text:p/>
            <text:p><text:span text:style-name="T1"> 06/01/2023</text:span> </text:p>
          </table:table-cell>
          <table:table-cell table:style-name="ce2" office:value-type="string" calcext:value-type="string">
            <text:p>Ceciliarose Brumfield</text:p>
          </table:table-cell>
          <table:table-cell table:style-name="ce40" office:value-type="string" calcext:value-type="string">
            <text:p><text:a xlink:href="mailto:pugnose5@gmail.com" xlink:type="simple">pugnose5@gmail.com</text:a></text:p>
          </table:table-cell>
          <table:table-cell table:style-name="ce1"/>
          <table:table-cell office:value-type="string" calcext:value-type="string">
            <text:p>1.  What service are you looking for?  maintenance cleaning</text:p>
            <text:p/>
            <text:p>2. How many square feet is the leaving area in your house?          I’m not sure</text:p>
            <text:p>How many rooms and how many bathrooms? 6 rooms 1 bathroom</text:p>
            <text:p/>
            <text:p>3. Do you need laundry done, and would you like the bedding to be change with every service?</text:p>
            <text:p>No</text:p>
            <text:p/>
            <text:p>4. Do you have any special requests?</text:p>
            <text:p>Yes! I’m in need of a maintenance cleaning in the basement. The place I moved into has been vacant for a while and cobwebs and possibly spiders have formed. I’m in need of hooking up my washer and dryer but I have severe arachnophobia. I can’t even go downstairs without getting uncomfortable.</text:p>
            <text:p/>
            <text:p>5. How often would you like the service? Once. I just need an initial clean out and I’ll keep up on spraying and cleaning.</text:p>
            <text:p/>
            <text:p>6. Do you “have’ any pets?</text:p>
            <text:p>No</text:p>
            <text:p/>
            <text:p>7.  Do you need any additional services not included in the routine cleaning? Inside appliances, inside cabinets, drawers, or any special requests?</text:p>
            <text:p>Nothing routine just general cleaning webs inside windows. ----------I only need removal of cobwebs in basement. Sweeping and mopping. I don’t need the 6 rooms cleaned. Only the basement. </text:p>
          </table:table-cell>
          <table:table-cell office:value-type="string" calcext:value-type="string">
            <text:p>General cleaning</text:p>
            <text:p>A bathroom ............. cleaning of sanitarys, ware vacuuming and mopping</text:p>
            <text:p>Vacuuming and mopping 6 rooms</text:p>
            <text:p>Remove cobwebs inside windows</text:p>
            <text:p>Basement ............... remove cobwebs sweeping and mopping</text:p>
            <text:p/>
            <text:p>Price $200</text:p>
            <text:p>Without cleaning products and cleaning equipment</text:p>
            <text:p>$245</text:p>
            <text:p>With cleaning products and cleaning equipment  </text:p>
            <text:p>Let me know what day and time you prefer. <text:span text:style-name="T6">…………</text:span>.Removal of cobwebs in basement. Sweeping and mopping............ $60</text:p>
            <text:p>Cleaning products and vacuum cleaner........................................ $30</text:p>
            <text:p>Payment in cash.</text:p>
            <text:p/>
            <text:p/>
            <text:p>You can put the products yourself.</text:p>
            <text:p>I will need a vacuum cleaner, broom, mop and mop bucket.</text:p>
            <text:p>Cloths and soap.</text:p>
            <text:p>We will wrap old rags in the broom to remove spider webs.</text:p>
          </table:table-cell>
          <table:table-cell table:style-name="ce50"/>
          <table:table-cell table:number-columns-repeated="16377"/>
        </table:table-row>
        <table:table-row table:style-name="ro9">
          <table:table-cell table:style-name="ce2" office:value-type="date" office:date-value="2023-04-06" calcext:value-type="date">
            <text:p>06/04/23</text:p>
          </table:table-cell>
          <table:table-cell table:style-name="ce2" office:value-type="string" calcext:value-type="string">
            <text:p><text:span text:style-name="T1">Sheila Lesnoski</text:span> </text:p>
          </table:table-cell>
          <table:table-cell table:style-name="ce40"/>
          <table:table-cell table:style-name="ce1"/>
          <table:table-cell table:style-name="ce57" office:value-type="string" calcext:value-type="string">
            <text:p>I need my basement cleaned of spiders and granddaddy long legs, how much do you charge. </text:p>
          </table:table-cell>
          <table:table-cell office:value-type="string" calcext:value-type="string">
            <text:p>Email me</text:p>
            <text:p>Send me  pictures of the basement and the measurements of the basement.</text:p>
          </table:table-cell>
          <table:table-cell table:style-name="ce66" table:number-columns-repeated="16378"/>
        </table:table-row>
        <table:table-row table:style-name="ro1" table:number-rows-repeated="7">
          <table:table-cell table:style-name="ce1" table:number-columns-repeated="2"/>
          <table:table-cell table:style-name="ce34"/>
          <table:table-cell table:style-name="ce1"/>
          <table:table-cell table:number-columns-repeated="1638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miri" svg:font-family="Amiri"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6-04T17:10:26.445000000</dc:date>
    <meta:editing-duration>PT1H5S</meta:editing-duration>
    <meta:editing-cycles>13</meta:editing-cycles>
    <meta:generator>LibreOffice/7.4.6.2$Windows_x86 LibreOffice_project/5b1f5509c2decdade7fda905e3e1429a67acd63d</meta:generator>
    <meta:document-statistic meta:table-count="1" meta:cell-count="129" meta:object-count="0"/>
  </office:meta>
</office:document-meta>
</file>